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number-columns-repeated="3" table:default-cell-style-name="Default"/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table:style-name="ce17"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table:style-name="ce17"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table:style-name="ce17"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table:style-name="ce17"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02:12:19.012862486</dc:date>
    <meta:editing-duration>P9DT9H54M3S</meta:editing-duration>
    <meta:editing-cycles>112</meta:editing-cycles>
    <meta:generator>LibreOffice/5.1.6.2$Linux_X86_64 LibreOffice_project/10m0$Build-2</meta:generator>
    <meta:document-statistic meta:table-count="4" meta:cell-count="3345" meta:object-count="0"/>
  </office:meta>
</office:document-meta>
</file>